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byssinica SIL" svg:font-family="'Abyssinica SIL'" style:font-pitch="variable"/>
    <style:font-face style:name="TeX Gyre Bonum" svg:font-family="'TeX Gyre Bonum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 fo:font-size="14pt" fo:font-weight="bold" officeooo:paragraph-rsid="001178c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10.5pt" fo:font-weight="normal" officeooo:paragraph-rsid="001178c2" style:font-size-asian="10.5pt" style:font-weight-asian="normal" style:font-size-complex="10.5pt" style:font-weight-complex="normal"/>
    </style:style>
    <style:style style:name="P3" style:family="paragraph" style:parent-style-name="Standard" style:list-style-name="L2">
      <style:paragraph-properties fo:line-height="115%" fo:text-align="start" style:justify-single-word="false"/>
      <style:text-properties fo:color="#000000" style:font-name="DejaVu Serif" fo:font-size="10.5pt" fo:background-color="transparent" style:font-size-asian="10.5pt" style:font-size-complex="10.5pt"/>
    </style:style>
    <style:style style:name="P4" style:family="paragraph" style:parent-style-name="Standard" style:list-style-name="L2">
      <style:paragraph-properties fo:line-height="115%" fo:text-align="start" style:justify-single-word="false"/>
      <style:text-properties fo:color="#000000" style:font-name="DejaVu Serif" fo:font-size="10.5pt" officeooo:paragraph-rsid="001a6545" fo:background-color="transparent" style:font-size-asian="10.5pt" style:font-size-complex="10.5pt"/>
    </style:style>
    <style:style style:name="P5" style:family="paragraph" style:parent-style-name="Standard">
      <style:paragraph-properties fo:line-height="115%" fo:text-align="center" style:justify-single-word="false"/>
      <style:text-properties fo:color="#000000" style:font-name="DejaVu Serif" fo:font-size="10.5pt" fo:background-color="transparent" style:font-size-asian="10.5pt" style:font-size-complex="10.5pt"/>
    </style:style>
    <style:style style:name="P6" style:family="paragraph" style:parent-style-name="Standard" style:list-style-name="L2">
      <style:paragraph-properties fo:margin-top="0.0398in" fo:margin-bottom="0.0398in" loext:contextual-spacing="false" fo:line-height="115%" fo:text-align="start" style:justify-single-word="false"/>
      <style:text-properties fo:color="#000000" style:font-name="DejaVu Serif" fo:font-size="10.5pt" fo:background-color="transparent" style:font-size-asian="10.5pt" style:font-size-complex="10.5pt"/>
    </style:style>
    <style:style style:name="P7" style:family="paragraph" style:parent-style-name="Standard" style:list-style-name="L2">
      <style:paragraph-properties fo:margin-top="0.0398in" fo:margin-bottom="0.0398in" loext:contextual-spacing="false" fo:line-height="115%" fo:text-align="start" style:justify-single-word="false"/>
      <style:text-properties fo:color="#000000" style:font-name="DejaVu Serif" fo:font-size="10.5pt" officeooo:paragraph-rsid="001178c2" fo:background-color="transparent" style:font-size-asian="10.5pt" style:font-size-complex="10.5pt"/>
    </style:style>
    <style:style style:name="P8" style:family="paragraph" style:parent-style-name="Standard" style:list-style-name="L2">
      <style:paragraph-properties fo:margin-top="0.0398in" fo:margin-bottom="0.0398in" loext:contextual-spacing="false" fo:line-height="115%" fo:text-align="start" style:justify-single-word="false"/>
      <style:text-properties fo:color="#000000" style:font-name="DejaVu Serif" fo:font-size="10.5pt" officeooo:paragraph-rsid="001a6545" fo:background-color="transparent" style:font-size-asian="10.5pt" style:font-size-complex="10.5pt"/>
    </style:style>
    <style:style style:name="P9" style:family="paragraph" style:parent-style-name="Title_20_and_20_Content_7e_LT_7e_Gliederung_20_1" style:list-style-name="L2">
      <style:paragraph-properties fo:margin-top="0.0398in" fo:margin-bottom="0.0398in" loext:contextual-spacing="false" fo:line-height="115%" fo:text-align="start" style:justify-single-word="false"/>
      <style:text-properties fo:color="#000000" style:font-name="DejaVu Serif" fo:font-size="10.5pt" fo:background-color="transparent" style:font-size-asian="10.5pt" style:font-size-complex="10.5pt"/>
    </style:style>
    <style:style style:name="T1" style:family="text">
      <style:text-properties style:font-name="DejaVu Serif"/>
    </style:style>
    <style:style style:name="T2" style:family="text">
      <style:text-properties style:font-name="DejaVu Serif" fo:font-size="10.5pt" style:font-size-asian="10.5pt" style:font-size-complex="10.5pt"/>
    </style:style>
    <style:style style:name="T3" style:family="text">
      <style:text-properties style:font-name="DejaVu Serif" fo:font-size="10.5pt" officeooo:rsid="001178c2" style:font-size-asian="10.5pt" style:font-size-complex="10.5pt"/>
    </style:style>
    <style:style style:name="T4" style:family="text">
      <style:text-properties style:font-name="DejaVu Serif" fo:font-size="10.5pt" officeooo:rsid="0015d713" style:font-size-asian="10.5pt" style:font-size-complex="10.5pt"/>
    </style:style>
    <style:style style:name="T5" style:family="text">
      <style:text-properties style:font-name="DejaVu Serif" officeooo:rsid="001178c2"/>
    </style:style>
    <style:style style:name="T6" style:family="text">
      <style:text-properties style:font-name="DejaVu Serif" officeooo:rsid="0015d713"/>
    </style:style>
    <style:style style:name="T7" style:family="text">
      <style:text-properties officeooo:rsid="001178c2"/>
    </style:style>
    <style:style style:name="T8" style:family="text">
      <style:text-properties style:text-position="sub 58%"/>
    </style:style>
    <style:style style:name="T9" style:family="text">
      <style:text-properties style:text-position="0% 100%"/>
    </style:style>
    <style:style style:name="T10" style:family="text">
      <style:text-properties officeooo:rsid="0011d1f0"/>
    </style:style>
    <style:style style:name="T11" style:family="text">
      <style:text-properties officeooo:rsid="00132757"/>
    </style:style>
    <style:style style:name="T12" style:family="text">
      <style:text-properties fo:color="#000000" style:text-outline="false" style:text-line-through-style="none" style:text-line-through-type="none" style:font-name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Calibri" fo:font-size="20pt" fo:letter-spacing="normal" fo:font-style="normal" fo:text-shadow="none" style:text-underline-style="none" fo:font-weight="normal" officeooo:rsid="0018be28" style:letter-kerning="true" style:font-size-asian="20pt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10.5pt" style:text-emphasize="none"/>
    </style:style>
    <style:style style:name="T15" style:family="text">
      <style:text-properties fo:color="#000000" style:text-outline="false" style:text-line-through-style="none" style:text-line-through-type="none" style:font-name="Calibri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Calibri" fo:letter-spacing="normal" fo:font-style="normal" fo:text-shadow="none" style:text-underline-style="none" fo:font-weight="normal" officeooo:rsid="0018be28" style:letter-kerning="true" style:font-style-asian="normal" style:font-weight-asian="normal" style:text-emphasize="none"/>
    </style:style>
    <style:style style:name="T17" style:family="text">
      <style:text-properties officeooo:rsid="00144e21"/>
    </style:style>
    <style:style style:name="T18" style:family="text">
      <style:text-properties officeooo:rsid="0015d713"/>
    </style:style>
    <style:style style:name="T19" style:family="text">
      <style:text-properties officeooo:rsid="00179747"/>
    </style:style>
    <style:style style:name="T20" style:family="text">
      <style:text-properties officeooo:rsid="0018be28"/>
    </style:style>
    <style:style style:name="T21" style:family="text">
      <style:text-properties style:text-outline="false" style:text-line-through-style="none" style:text-line-through-type="none" style:font-name="Calibri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22" style:family="text">
      <style:text-properties style:text-outline="false" style:text-line-through-style="none" style:text-line-through-type="none" style:font-name="Calibri" fo:letter-spacing="normal" fo:font-style="normal" fo:text-shadow="none" style:text-underline-style="none" fo:font-weight="normal" officeooo:rsid="0018be28" style:letter-kerning="true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fo:letter-spacing="normal" fo:font-style="normal" fo:text-shadow="none" style:text-underline-style="none" fo:font-weight="normal" officeooo:rsid="0018be28" style:letter-kerning="true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fo:letter-spacing="normal" fo:font-style="normal" fo:text-shadow="none" style:text-underline-style="none" fo:font-weight="normal" officeooo:rsid="001a6545" style:letter-kerning="true" style:font-style-asian="normal" style:font-weight-asian="normal" style:text-emphasize="none"/>
    </style:style>
    <style:style style:name="T26" style:family="text">
      <style:text-properties officeooo:rsid="001a6545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1178c2" style:font-style-asian="italic" style:font-style-complex="italic"/>
    </style:style>
    <style:style style:name="T29" style:family="text">
      <style:text-properties officeooo:rsid="001cdc8c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8">Are</text:span><text:span text:style-name="T27"> </text:span><text:span text:style-name="T28">the </text:span><text:span text:style-name="T27">following statements </text:span><text:span text:style-name="T28">right or </text:span><text:span text:style-name="T27">wrong?</text:span><text:line-break/><text:line-break/></text:p>
      <text:list xml:id="list1695637973" text:style-name="L2">
        <text:list-item>
          <text:p text:style-name="P3">Scattering due to atmospheric turbulence leads to decorrelation of sound waves.</text:p>
        </text:list-item>
        <text:list-item>
          <text:p text:style-name="P8">The acoustic absorption coefficient α of a ground surface can be computed using the surface impedance <text:span text:style-name="T9">Z</text:span><text:span text:style-name="T8">n</text:span>.</text:p>
        </text:list-item>
        <text:list-item>
          <text:p text:style-name="P8">Sound waves are bent towards regions with lower sound speeds (assuming no influence of the wind on sound propagation).</text:p>
        </text:list-item>
        <text:list-item>
          <text:p text:style-name="P8">Diffraction at the edge of a barrier leads to acoustic energy in the area behind the barrier, where the sound <text:span text:style-name="T11">source</text:span> is not visible.</text:p>
        </text:list-item>
        <text:list-item>
          <text:p text:style-name="P8"><text:span text:style-name="T23">In narrow urban street canyons, the sound level does not decay with increasing distance from the source.</text:span></text:p>
        </text:list-item>
        <text:list-item>
          <text:p text:style-name="P6">The acoustic absorption coefficient α of porous ground surfaces (like grass) usually decreases with increasing frequency.</text:p>
        </text:list-item>
        <text:list-item>
          <text:p text:style-name="P9"><text:span text:style-name="T23">Screening of sound by barriers reduces sound levels for all audible frequencies. </text:span></text:p>
        </text:list-item>
        <text:list-item>
          <text:p text:style-name="P6">The amount of air absorption in dB/m does depend on the wind velocity.</text:p>
        </text:list-item>
        <text:list-item>
          <text:p text:style-name="P3">The temperature in the atmospheric surface layer usually increases with height.</text:p>
        </text:list-item>
        <text:list-item>
          <text:p text:style-name="P6">Sound waves are re<text:span text:style-name="T17">f</text:span>racted by high wind velocities.</text:p>
        </text:list-item>
        <text:list-item>
          <text:p text:style-name="P3">In <text:span text:style-name="T17">the</text:span> nocturnal boundary layer, sound waves are bent upwards.</text:p>
        </text:list-item>
        <text:list-item>
          <text:p text:style-name="P6">Scattering due to atmospheric turbulence <text:span text:style-name="T29">increases the air </text:span>absorption of sound waves.</text:p>
        </text:list-item>
        <text:list-item>
          <text:p text:style-name="P3">Screening of sound by barriers is most efficient to reduce noise from road traffic vehicles at a low speed.</text:p>
        </text:list-item>
        <text:list-item>
          <text:p text:style-name="P7">In narrow urban street canyons, sound reduction over increasing source-receiver distance is larger when sound reflection from façades is specular (<text:span text:style-name="T18">i.e.,</text:span> mirror-like) instead of diffuse.</text:p>
        </text:list-item>
        <text:list-item>
          <text:p text:style-name="P4">Scattering due to atmospheric turbulence leads to higher sound levels in acoustic shadow zones.</text:p>
        </text:list-item>
        <text:list-item>
          <text:p text:style-name="P4"><text:span text:style-name="T23">If the wind blows from a source towards a receiver (downwind configuration), with a noise barrier in between, the performance of the barrier is worse than in the absence of wind.</text:span></text:p>
        </text:list-item>
        <text:list-item>
          <text:p text:style-name="P4"><text:span text:style-name="T23">The attenuation loss due to the molecular absorption in air is linearly proportional to the sound frequency.</text:span></text:p>
        </text:list-item>
        <text:list-item>
          <text:p text:style-name="P4"><text:span text:style-name="T23">Atmospheric turbulence leads to sound pressure levels behind noise barriers that are lower than in the absence of atmospheric turbulence. </text:span></text:p>
        </text:list-item>
        <text:list-item>
          <text:p text:style-name="P4"><text:span text:style-name="T23">The sound field due to a direct sound wave (from the source) and its reflection on the ground can lead to a sound level smaller than the level of the direct wave alone. </text:span></text:p>
        </text:list-item>
        <text:list-item>
          <text:p text:style-name="P4"><text:span text:style-name="T23">The refraction of </text:span><text:span text:style-name="T24">acoustic</text:span><text:span text:style-name="T23"> waves by </text:span><text:span text:style-name="T25">the </text:span><text:span text:style-name="T23">wind does not depend on the frequency.</text:span></text:p>
        </text:list-item>
        <text:list-item>
          <text:p text:style-name="P3">The amount of air absorption <text:span text:style-name="T26">(</text:span>in dB/m<text:span text:style-name="T26">)</text:span> depend<text:span text:style-name="T26">s</text:span> on the molecular composition of ai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byssinica SIL" svg:font-family="'Abyssinica SIL'" style:font-pitch="variable"/>
    <style:font-face style:name="TeX Gyre Bonum" svg:font-family="'TeX Gyre Bonum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3201in" fo:text-indent="-0.2756in" fo:margin-left="0.5236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DejaVu Serif" fo:font-size="14pt" fo:font-weight="bold" officeooo:paragraph-rsid="001178c2" style:font-size-asian="14pt" style:font-weight-asian="bold" style:font-size-complex="14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DejaVu Serif" fo:font-size="10.5pt" fo:font-weight="normal" officeooo:paragraph-rsid="001178c2" style:font-size-asian="10.5pt" style:font-weight-asian="normal" style:font-size-complex="10.5pt" style:font-weight-complex="normal"/>
    </style:style>
    <style:page-layout style:name="Mpm1">
      <style:page-layout-properties fo:page-width="8.2701in" fo:page-height="11.6902in" style:num-format="1" style:print-orientation="portrait" fo:margin-top="0.5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bottom="0.1965in" fo:border-top="none" fo:border-bottom="3pt double-thin #000000" fo:border-left="none" fo:border-right="none" style:border-line-width-bottom="0.0071in 0.028in 0.0071in" fo:padding="0.2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Urban Physics, 7S0X0</text:p>
        <text:p text:style-name="MP1"/>
        <text:p text:style-name="MP2">Urban Acoustics, Exercises week 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1:47:59.834874543</meta:creation-date>
    <dc:date>2020-03-05T13:54:43.808019353</dc:date>
    <meta:editing-duration>PT14H19M3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393" meta:character-count="2380" meta:non-whitespace-character-count="2027"/>
  </office:meta>
</office:document-meta>
</file>